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9-17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7-30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6-11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3-04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2-03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9-1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8-07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6-20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3-15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2-06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9-12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6-13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3-13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2-0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9-21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9-12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7-0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6-07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3-18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0-2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9-23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6-01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4-0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2-0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0-28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9-14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6-13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4-0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05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04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9-06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6-12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3-22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2-18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0-17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9-0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6-06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3-23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2-14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0-12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9-13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2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08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4-13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7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2-20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1-29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0-22 0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9-29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8-2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7-29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7-12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299</text:p>
          </table:table-cell>
          <table:table-cell office:value-type="string" calcext:value-type="string">
            <text:p>OGAL nr Owatonna; Somerset WMA</text:p>
          </table:table-cell>
          <table:table-cell office:value-type="string" calcext:value-type="string">
            <text:p>2016-06-2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2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094" meta:object-count="0"/>
    <meta:user-defined meta:name="AppVersion">3.0</meta:user-defined>
  </office:meta>
</office:document-meta>
</file>